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DejaVu Sans" officeooo:rsid="0028492e" officeooo:paragraph-rsid="0002eef1"/>
    </style:style>
    <style:style style:name="P2" style:family="paragraph" style:parent-style-name="Standard">
      <style:paragraph-properties fo:line-height="115%" fo:text-align="justify" style:justify-single-word="false"/>
      <style:text-properties style:font-name="DejaVu Sans" officeooo:rsid="0028492e" officeooo:paragraph-rsid="0002eef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DejaVu Sans" officeooo:rsid="0028492e" officeooo:paragraph-rsid="0005e741"/>
    </style:style>
    <style:style style:name="P4" style:family="paragraph" style:parent-style-name="Standard">
      <style:paragraph-properties fo:line-height="115%"/>
      <style:text-properties style:font-name="DejaVu Sans" officeooo:rsid="00154d59" officeooo:paragraph-rsid="0002eef1"/>
    </style:style>
    <style:style style:name="P5" style:family="paragraph" style:parent-style-name="Standard">
      <style:paragraph-properties fo:line-height="115%"/>
      <style:text-properties style:font-name="DejaVu Sans" officeooo:rsid="00155065" officeooo:paragraph-rsid="0002eef1"/>
    </style:style>
    <style:style style:name="P6" style:family="paragraph" style:parent-style-name="Standard">
      <style:paragraph-properties fo:line-height="115%"/>
      <style:text-properties style:font-name="DejaVu Sans" officeooo:rsid="001631f1" officeooo:paragraph-rsid="0002eef1"/>
    </style:style>
    <style:style style:name="P7" style:family="paragraph" style:parent-style-name="Standard">
      <style:paragraph-properties fo:line-height="115%"/>
      <style:text-properties style:font-name="DejaVu Sans" officeooo:rsid="001631f1" officeooo:paragraph-rsid="0005e741"/>
    </style:style>
    <style:style style:name="P8" style:family="paragraph" style:parent-style-name="Standard">
      <style:paragraph-properties fo:line-height="115%"/>
      <style:text-properties style:font-name="DejaVu Sans" style:text-underline-style="solid" style:text-underline-width="bold" style:text-underline-color="font-color" officeooo:rsid="0017092c" officeooo:paragraph-rsid="0002eef1"/>
    </style:style>
    <style:style style:name="P9" style:family="paragraph" style:parent-style-name="Standard">
      <style:paragraph-properties fo:text-align="justify" style:justify-single-word="false"/>
      <style:text-properties style:font-name="DejaVu Sans" officeooo:rsid="00145a8b" officeooo:paragraph-rsid="00031e32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DejaVu Sans" officeooo:rsid="00031e32" officeooo:paragraph-rsid="00031e32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DejaVu Sans" officeooo:rsid="000a9290" officeooo:paragraph-rsid="000a9290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DejaVu Sans" officeooo:rsid="000d23cf" officeooo:paragraph-rsid="000d23cf"/>
    </style:style>
    <style:style style:name="P13" style:family="paragraph" style:parent-style-name="Standard">
      <style:paragraph-properties fo:line-height="115%"/>
      <style:text-properties style:font-name="DejaVu Sans" officeooo:rsid="0005e741" officeooo:paragraph-rsid="0005e741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DejaVu Sans" officeooo:rsid="0028492e" officeooo:paragraph-rsid="0002eef1"/>
    </style:style>
    <style:style style:name="T1" style:family="text">
      <style:text-properties officeooo:rsid="001f975c"/>
    </style:style>
    <style:style style:name="T2" style:family="text">
      <style:text-properties officeooo:rsid="0002eef1"/>
    </style:style>
    <style:style style:name="T3" style:family="text">
      <style:text-properties officeooo:rsid="0040302d"/>
    </style:style>
    <style:style style:name="T4" style:family="text">
      <style:text-properties officeooo:rsid="0040b0f0"/>
    </style:style>
    <style:style style:name="T5" style:family="text">
      <style:text-properties officeooo:rsid="00443025"/>
    </style:style>
    <style:style style:name="T6" style:family="text">
      <style:text-properties officeooo:rsid="00447cd5"/>
    </style:style>
    <style:style style:name="T7" style:family="text">
      <style:text-properties officeooo:rsid="00046ade"/>
    </style:style>
    <style:style style:name="T8" style:family="text">
      <style:text-properties officeooo:rsid="0005e741"/>
    </style:style>
    <style:style style:name="T9" style:family="text">
      <style:text-properties officeooo:rsid="00068818"/>
    </style:style>
    <style:style style:name="T10" style:family="text">
      <style:text-properties officeooo:rsid="0007b697"/>
    </style:style>
    <style:style style:name="T11" style:family="text">
      <style:text-properties officeooo:rsid="00094a3e"/>
    </style:style>
    <style:style style:name="T12" style:family="text">
      <style:text-properties officeooo:rsid="000a81be"/>
    </style:style>
    <style:style style:name="T13" style:family="text">
      <style:text-properties officeooo:rsid="000a9290"/>
    </style:style>
    <style:style style:name="T14" style:family="text">
      <style:text-properties officeooo:rsid="000bb6b3"/>
    </style:style>
    <style:style style:name="T15" style:family="text">
      <style:text-properties officeooo:rsid="000ce4e4"/>
    </style:style>
    <style:style style:name="T16" style:family="text">
      <style:text-properties officeooo:rsid="000d23cf"/>
    </style:style>
    <style:style style:name="T17" style:family="text">
      <style:text-properties officeooo:rsid="000f3612"/>
    </style:style>
    <style:style style:name="T18" style:family="text">
      <style:text-properties officeooo:rsid="0011153d"/>
    </style:style>
    <style:style style:name="T19" style:family="text">
      <style:text-properties officeooo:rsid="001291fe"/>
    </style:style>
    <style:style style:name="T20" style:family="text">
      <style:text-properties officeooo:rsid="0014315a"/>
    </style:style>
    <style:style style:name="T21" style:family="text">
      <style:text-properties officeooo:rsid="0014a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orges NORDON<text:tab/><text:tab/><text:tab/><text:tab/><text:tab/><text:tab/>Le <text:span text:style-name="T2">6</text:span> <text:span text:style-name="T2">janvier</text:span> 202<text:span text:style-name="T2">6</text:span><text:tab/><text:tab/></text:p>
      <text:p text:style-name="P4">5 Bd de la Libération</text:p>
      <text:p text:style-name="P4">94300 VINCENNES</text:p>
      <text:p text:style-name="P4"/>
      <text:p text:style-name="P5">GESTION IMMO CONFIANCE,</text:p>
      <text:p text:style-name="P5">S<text:span text:style-name="T1">iège social, </text:span>97 Av. de la République,</text:p>
      <text:p text:style-name="P6">94120 FONTENAY sous BOIS</text:p>
      <text:p text:style-name="P6"/>
      <text:p text:style-name="P7">Courrie<text:span text:style-name="T8">r RAR</text:span></text:p>
      <text:p text:style-name="P13"><text:s/></text:p>
      <text:p text:style-name="P8">A l’attention de M. FILLON, Gérant</text:p>
      <text:p text:style-name="P6"/>
      <text:p text:style-name="P1">Copie : co<text:span text:style-name="T8">propriétaires</text:span></text:p>
      <text:p text:style-name="P2"/>
      <text:p text:style-name="P2"/>
      <text:p text:style-name="P2"><text:tab/><text:tab/><text:span text:style-name="T2">Monsieur,</text:span></text:p>
      <text:p text:style-name="P2"/>
      <text:p text:style-name="P10"><text:tab/>Je me félicite que vous <text:span text:style-name="T15">semblez </text:span>av<text:span text:style-name="T15">oir</text:span> décidé d’<text:span text:style-name="T7">ouvrir le courrier qu</text:span><text:span text:style-name="T9">e</text:span><text:span text:style-name="T7"> vous <text:s/>adress</text:span><text:span text:style-name="T9">ent</text:span><text:span text:style-name="T7"> </text:span><text:span text:style-name="T8">les copropriétaires </text:span><text:span text:style-name="T20">(votre mail du 5 janvier)</text:span><text:span text:style-name="T7">. Mais</text:span><text:span text:style-name="T18"> </text:span><text:span text:style-name="T19">n’</text:span><text:span text:style-name="T18">est </text:span><text:span text:style-name="T19">ce</text:span><text:span text:style-name="T18"> </text:span><text:span text:style-name="T19">pas</text:span><text:span text:style-name="T7"> la moindre des </text:span><text:span text:style-name="T8">correction</text:span><text:span text:style-name="T7">s à l</text:span><text:span text:style-name="T8">eu</text:span><text:span text:style-name="T9">r é</text:span><text:span text:style-name="T19">gard ?</text:span></text:p>
      <text:p text:style-name="P3"><text:tab/><text:span text:style-name="T8">S</text:span><text:span text:style-name="T2">uite à </text:span><text:span text:style-name="T20">mon envoi initial d’octobre et</text:span><text:span text:style-name="T2"> à votre mail , <text:s/>je vous adresse donc mon chèque pour la deuxième fois. </text:span><text:span text:style-name="T21">Je vous serais très obligé de bien vouloir ouvrir le présent courrier.</text:span></text:p>
      <text:p text:style-name="P3"/>
      <text:p text:style-name="P3"><text:s/><text:tab/><text:span text:style-name="T9">Je profite de vos nouvelles dispositions pour vous demander de m’établir – </text:span><text:span text:style-name="T14">quand les travaux auront été terminés - </text:span><text:span text:style-name="T9">une facture émise par GIC, à mon </text:span><text:span text:style-name="T10">nom,</text:span><text:span text:style-name="T9"> qui détaille les différentes <text:s/></text:span><text:span text:style-name="T10">dépenses</text:span><text:span text:style-name="T9"> </text:span><text:span text:style-name="T10">relatives aux travaux de réfection décidés par l’AG du 26 mars puis par le conseil syndical </text:span><text:span text:style-name="T14">et</text:span><text:span text:style-name="T10"> </text:span><text:span text:style-name="T14">qui m’ont été appelées</text:span><text:span text:style-name="T10">: </text:span><text:span text:style-name="T11">travaux des différents intervenants, matières, main d’oeuvre, <text:s/>honoraires de l’architecte, honoraires de </text:span><text:span text:style-name="T12">GIC, <text:s/>TVA, utilisation du fonds </text:span><text:span text:style-name="T13">ALUR,,,</text:span></text:p>
      <text:p text:style-name="P11">Les trois appels de fond<text:span text:style-name="T14">s qui </text:span><text:span text:style-name="T16">s</text:span><text:span text:style-name="T14">ont à ma charge </text:span><text:span text:style-name="T16">à ce jour</text:span><text:span text:style-name="T14"> se sont successivement élevé</text:span><text:span text:style-name="T16">s</text:span><text:span text:style-name="T14"> à </text:span><text:span text:style-name="T15">1 847,53 €, 1 385,65 € et 1 385,65 € .</text:span></text:p>
      <text:p text:style-name="P11"/>
      <text:p text:style-name="P12"><text:tab/>Par avance, je vous remercie de la suite que vous voudrez bien donner à ma demande.</text:p>
      <text:p text:style-name="P2"/>
      <text:p text:style-name="P2"><text:tab/><text:tab/><text:tab/><text:tab/><text:tab/><text:tab/><text:tab/><text:tab/><text:tab/><text:span text:style-name="T17">Georges NORDON</text:span></text:p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3">P.J. </text:span><text:span text:style-name="T4">Un chèque sur la Banque Postale pour </text:span><text:span text:style-name="T5">576,79 euros no 24 4496026 </text:span><text:span text:style-name="T6">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5:36:53.066584183</meta:creation-date>
    <meta:generator>LibreOffice/24.2.7.2$Linux_X86_64 LibreOffice_project/420$Build-2</meta:generator>
    <dc:date>2026-01-07T10:54:59.015501901</dc:date>
    <meta:editing-duration>PT5H19M20S</meta:editing-duration>
    <meta:editing-cycles>17</meta:editing-cycles>
    <meta:print-date>2026-01-07T09:42:17.407523451</meta:print-date>
    <meta:printed-by>Fichiers PDF</meta:printed-by>
    <meta:document-statistic meta:table-count="0" meta:image-count="0" meta:object-count="0" meta:page-count="1" meta:paragraph-count="18" meta:word-count="236" meta:character-count="1376" meta:non-whitespace-character-count="1127"/>
  </office:meta>
</office:document-meta>
</file>